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6bd8" officeooo:paragraph-rsid="000a6bd8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1ee2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8c9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6pt" style:font-size-asian="16pt" style:font-size-complex="16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6pt" officeooo:paragraph-rsid="0005c0b7" style:font-size-asian="16pt" style:font-size-complex="16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8pt" officeooo:rsid="000a6bd8" officeooo:paragraph-rsid="000a6bd8" style:font-size-asian="18pt" style:font-size-complex="18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0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style:font-name-asian="OLIVEOIL" style:font-name-complex="OLIVEOIL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a6bd8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style:font-name-asian="OzHandicraft BT" style:font-name-complex="OzHandicraft BT"/>
    </style:style>
    <style:style style:name="T8" style:family="text">
      <style:text-properties fo:color="#000000" style:font-name="OzHandicraft BT" officeooo:rsid="000a6bd8" style:font-name-asian="OzHandicraft BT" style:font-name-complex="OzHandicraft B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1" style:family="text">
      <style:text-properties officeooo:rsid="0008c38a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1394c2" style:font-size-asian="16pt" style:font-size-complex="16pt"/>
    </style:style>
    <style:style style:name="T14" style:family="text">
      <style:text-properties officeooo:rsid="000a6bd8"/>
    </style:style>
    <style:style style:name="T15" style:family="text">
      <style:text-properties officeooo:rsid="000abed7"/>
    </style:style>
    <style:style style:name="T16" style:family="text">
      <style:text-properties officeooo:rsid="000bebc6"/>
    </style:style>
    <style:style style:name="T17" style:family="text">
      <style:text-properties officeooo:rsid="000c4d46"/>
    </style:style>
    <style:style style:name="T18" style:family="text">
      <style:text-properties officeooo:rsid="0012c6ba"/>
    </style:style>
    <style:style style:name="T19" style:family="text">
      <style:text-properties officeooo:rsid="00158d3d"/>
    </style:style>
    <style:style style:name="T20" style:family="text">
      <style:text-properties officeooo:rsid="0016d9ac"/>
    </style:style>
    <style:style style:name="T21" style:family="text">
      <style:text-properties officeooo:rsid="0018c98a"/>
    </style:style>
    <style:style style:name="T22" style:family="text">
      <style:text-properties officeooo:rsid="0018f173"/>
    </style:style>
    <style:style style:name="T23" style:family="text">
      <style:text-properties officeooo:rsid="001a87bd"/>
    </style:style>
    <style:style style:name="T24" style:family="text">
      <style:text-properties officeooo:rsid="001a894d"/>
    </style:style>
    <style:style style:name="T25" style:family="text">
      <style:text-properties officeooo:rsid="001dc75e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3"/>
      <text:p text:style-name="P3"/>
      <text:p text:style-name="P3"/>
      <text:p text:style-name="P3"/>
      <text:p text:style-name="P17"/>
      <text:p text:style-name="P3"/>
      <text:p text:style-name="P3"/>
      <text:p text:style-name="P5"/>
      <text:p text:style-name="P6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pan text:style-name="T14">Nirvana Chanterelle Ale</text:span> <text:s text:c="67"/></text:p>
      <text:p text:style-name="P8">Brew Date: <text:s text:c="2"/><text:span text:style-name="T14">Feb 29'16</text:span> <text:s text:c="65"/></text:p>
      <text:p text:style-name="P2"><text:span text:style-name="T4">Batch Size:</text:span><text:span text:style-name="T9"> 10 </text:span><text:span text:style-name="T10">gal</text:span><text:span text:style-name="T4"><text:tab/><text:tab/><text:tab/></text:span></text:p>
      <text:p text:style-name="P1"><text:span text:style-name="T4">Target OG/◦P: </text:span><text:span text:style-name="T5">1.083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0" svg:x1="1.543cm" svg:y1="0.624cm" svg:x2="1.622cm" svg:y2="6.577cm"><text:p/></draw:line><draw:line text:anchor-type="paragraph" draw:z-index="5" draw:style-name="gr2" draw:text-style-name="P20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9">19 <text:s text:c="5"/># <text:s text:c="8"/>pils</text:p>
      <text:p text:style-name="P9">4 <text:s text:c="8"/># <text:s text:c="7"/>pale</text:p>
      <text:p text:style-name="P9">3 <text:s text:c="9"/># <text:s text:c="6"/>Wheat</text:p>
      <text:p text:style-name="P9">4 <text:s text:c="7"/># <text:s text:c="8"/>dark munich</text:p>
      <text:p text:style-name="P6"><text:s/>1 <text:s text:c="15"/>Tsp NaCl (mash)</text:p>
      <text:p text:style-name="P6"><draw:custom-shape text:anchor-type="paragraph" draw:z-index="2" draw:style-name="gr1" draw:text-style-name="P20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6">5 <text:s text:c="16"/>Tsp Sprchrg</text:p>
      <text:p text:style-name="P18"><draw:line text:anchor-type="paragraph" draw:z-index="4" draw:style-name="gr2" draw:text-style-name="P20" svg:x1="1.623cm" svg:y1="0.626cm" svg:x2="1.702cm" svg:y2="0.6cm"><text:p/></draw:line> <text:s text:c="4"/>Irish Moss</text:p>
      <text:p text:style-name="P9">200 <text:s text:c="4"/>g <text:s text:c="6"/>Dried Chanterelles</text:p>
      <text:p text:style-name="P6"><text:s text:c="13"/><text:span text:style-name="T11">Mauribrew Ale 514</text:span> Yeast</text:p>
      <text:p text:style-name="P6"/>
      <text:p text:style-name="P6"/>
      <text:p text:style-name="P6"/>
      <text:p text:style-name="P6"><draw:line text:anchor-type="paragraph" draw:z-index="7" draw:style-name="gr2" draw:text-style-name="P20" svg:x1="7.497cm" svg:y1="0.564cm" svg:x2="7.576cm" svg:y2="4.004cm"><text:p/></draw:line>Qt <text:s/>oz/g <text:s text:c="2"/>Hop/Seasoning <text:s text:c="14"/><text:span text:style-name="T14">Time</text:span></text:p>
      <text:p text:style-name="P7"><draw:line text:anchor-type="paragraph" draw:z-index="6" draw:style-name="gr2" draw:text-style-name="P20" svg:x1="2.549cm" svg:y1="0.012cm" svg:x2="2.628cm" svg:y2="3.452cm"><text:p/></draw:line> <text:span text:style-name="T14">46 <text:s text:c="5"/>g <text:s text:c="5"/>Saaz <text:s text:c="15"/>90 min</text:span></text:p>
      <text:p text:style-name="P16"><text:span text:style-name="T15">86</text:span> <text:s text:c="9"/>g <text:s text:c="7"/><text:span text:style-name="T15">Saaz</text:span> <text:s text:c="22"/>60 min</text:p>
      <text:p text:style-name="P16">86 <text:s text:c="9"/>g <text:s text:c="7"/><text:span text:style-name="T15">Saaz</text:span> <text:s text:c="22"/>10 min</text:p>
      <text:p text:style-name="P16">25 <text:s text:c="9"/>g <text:s text:c="8"/>cascade <text:s text:c="17"/>end of boil</text:p>
      <text:p text:style-name="P15"><text:span text:style-name="T8">200 <text:s text:c="4"/>g <text:s text:c="4"/>chanterelles (tea) end of boil</text:span><text:span text:style-name="T7"> <text:s text:c="806"/>Stage <text:s text:c="13"/>Date <text:s text:c="17"/></text:span></text:p>
      <text:p text:style-name="P6">Primary: <text:s text:c="2"/><text:span text:style-name="T23">Feb 29'16</text:span></text:p>
      <text:p text:style-name="P6">Racked:<text:tab/> <text:s/><text:span text:style-name="T24">Mar 6'16</text:span><text:tab/><text:tab/><text:tab/><text:tab/><text:tab/></text:p>
      <text:p text:style-name="P6">Racked:</text:p>
      <text:p text:style-name="P6">Bottled:<text:tab/><text:span text:style-name="T25">Mar 24- 8x 1L</text:span><text:tab/><text:tab/><text:tab/><text:tab/><text:tab/></text:p>
      <text:p text:style-name="P6">Kegged: <text:span text:style-name="T25">Mar 24 – 1x 10gal</text:span></text:p>
      <text:p text:style-name="P6">Re-Kegged:</text:p>
      <text:p text:style-name="P14"><text:span text:style-name="T7">Purged:</text:span><text:span text:style-name="T3"><text:tab/><text:tab/><text:tab/><text:tab/><text:tab/><text:tab/>Charged:</text:span></text:p>
      <text:p text:style-name="P6"/>
      <text:p text:style-name="P6"><text:soft-page-break/></text:p>
      <text:p text:style-name="P6">Start Time:<text:span text:style-name="T15">6:30</text:span></text:p>
      <text:p text:style-name="P6">Fill mash tun:<text:tab/><text:span text:style-name="T15">Sun</text:span></text:p>
      <text:p text:style-name="P6">Fill sparge kettle:<text:span text:style-name="T15">Sun</text:span><text:tab/><text:tab/><text:tab/><text:tab/><text:tab/></text:p>
      <text:p text:style-name="P10"><text:span text:style-name="T12">Fire bu</text:span>rners: <text:span text:style-name="T15">6:30</text:span>am</text:p>
      <text:p text:style-name="P10">Heat Mash Tun : Target Temp: 1<text:span text:style-name="T14">5</text:span>0 <text:s text:c="4"/></text:p>
      <text:p text:style-name="P10">Heat Sparge Kettle: Target Temp: 1<text:span text:style-name="T14">55</text:span></text:p>
      <text:p text:style-name="P10"><draw:frame draw:style-name="fr3" draw:name="Object2" text:anchor-type="paragraph" svg:x="4.951cm" svg:y="0.318cm" svg:width="15.998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0">Target Temp (Mash): 15<text:span text:style-name="T14">0</text:span></text:p>
      <text:p text:style-name="P10">Grind grain: <text:s text:c="3"/><text:span text:style-name="T15">7:20</text:span></text:p>
      <text:p text:style-name="P10">sparge temp:<text:span text:style-name="T16">155</text:span></text:p>
      <text:p text:style-name="P10">Strike Temp: <text:span text:style-name="T16">150</text:span></text:p>
      <text:p text:style-name="P10">pump temp: <text:s/><text:span text:style-name="T16">150</text:span></text:p>
      <text:p text:style-name="P10">Mash in: <text:span text:style-name="T16">7:42</text:span></text:p>
      <text:p text:style-name="P10">Temp: <text:span text:style-name="T16">144</text:span></text:p>
      <text:p text:style-name="P10">Mash: Duration: <text:s text:c="2"/><text:span text:style-name="T16">90</text:span> <text:s text:c="4"/>minutes <text:s text:c="7"/></text:p>
      <text:p text:style-name="P10">Start: <text:s text:c="4"/><text:span text:style-name="T16">7:42</text:span> <text:s text:c="14"/>Finish:<text:span text:style-name="T18">10:12</text:span></text:p>
      <text:p text:style-name="P10">Heat (to deactivate enzymes)<text:tab/><text:tab/></text:p>
      <text:p text:style-name="P12">Target Temp: 168 <text:s text:c="2"/></text:p>
      <text:p text:style-name="P12">Start: <text:s text:c="2"/><text:span text:style-name="T18">10:12</text:span> <text:s text:c="2"/></text:p>
      <text:p text:style-name="P10">Finish: <text:s text:c="2"/><text:span text:style-name="T18">10:32</text:span></text:p>
      <text:p text:style-name="P10">Heat Sparge H20 (Target175◦) <text:s text:c="7"/></text:p>
      <text:p text:style-name="P10">Sparge: Start: <text:s/><text:span text:style-name="T18">10:32</text:span></text:p>
      <text:p text:style-name="P10">Finish:</text:p>
      <text:p text:style-name="P10">Wort collected: <text:s text:c="2"/><text:span text:style-name="T21">full boiler +full kettle</text:span></text:p>
      <text:p text:style-name="P10">Boil : Burner On: <text:s/></text:p>
      <text:p text:style-name="P10">Rolling Boil: <text:span text:style-name="T19">11:28</text:span> <text:s text:c="2"/></text:p>
      <text:p text:style-name="P10">Hops In: <text:s text:c="2"/><text:span text:style-name="T19">11:40</text:span> <text:s/>Hops In: <text:span text:style-name="T19">12:40</text:span> <text:span text:style-name="T20">(should have been 12:10-60min)</text:span> <text:s text:c="5"/></text:p>
      <text:p text:style-name="P10"><text:span text:style-name="T21">Whirlflock in: 1:15 <text:s/></text:span>Hops in : <text:span text:style-name="T19">1:20 <text:s text:c="3"/>Hops &amp; tea in: 1:30</text:span></text:p>
      <text:p text:style-name="P10">Duration: <text:span text:style-name="T21">11</text:span>0 min <text:s/>Start: <text:s/><text:span text:style-name="T21">11:40</text:span></text:p>
      <text:p text:style-name="P10">Finish: <text:s text:c="3"/><text:span text:style-name="T21">1:30</text:span> <text:s text:c="2"/></text:p>
      <text:p text:style-name="P10">Burner Off: <text:span text:style-name="T21">1:30</text:span></text:p>
      <text:p text:style-name="P10">Rest 15 min <text:s text:c="7"/></text:p>
      <text:p text:style-name="P10">Pump and chill: <text:s text:c="4"/></text:p>
      <text:p text:style-name="P13">Start: <text:s text:c="4"/><text:span text:style-name="T21">1:45</text:span> <text:s text:c="14"/>Finish: <text:s text:c="5"/></text:p>
      <text:p text:style-name="P10">OG : <text:s text:c="2"/><text:span text:style-name="T22">1.080</text:span></text:p>
      <text:p text:style-name="P11">Yeast: <text:span text:style-name="T13">safale 04</text:span> <text:s/></text:p>
      <text:p text:style-name="P10">Irish Moss</text:p>
      <text:p text:style-name="P4"/>
      <text:p text:style-name="P4">Notes: <text:span text:style-name="T17">sparge stuck, tried blowing back finally transfered sparge water and used mash tun 2. mash tun 1; the false bottom spun off/ put on a longer nipple/added rice hulls to mash tun 2 before transferring mash</text:span></text:p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5T07:32:13.039490830</dc:date>
    <meta:editing-duration>PT5H42M22S</meta:editing-duration>
    <meta:editing-cycles>11</meta:editing-cycles>
    <meta:document-statistic meta:table-count="0" meta:image-count="0" meta:object-count="3" meta:page-count="3" meta:paragraph-count="66" meta:word-count="276" meta:character-count="2953" meta:non-whitespace-character-count="12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0" chart:maximum="190" chart:interval-major="10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4.569cm" svg:y="0.315cm" chart:style-name="ch2">
          <text:p>Nirvana Chanterelle Ale Feb 29'16</text:p>
        </chart:title>
        <chart:legend chart:legend-position="end" svg:x="13.331cm" svg:y="3.702cm" style:legend-expansion="high" chart:style-name="ch3"/>
        <chart:plot-area chart:style-name="ch4" chart:data-source-has-labels="both" svg:x="1.33cm" svg:y="1.299cm" svg:width="11.682cm" svg:height="6.54cm">
          <chartooo:coordinate-region svg:x="2.481cm" svg:y="1.498cm" svg:width="10.531cm" svg:height="5.296cm"/>
          <chart:axis chart:dimension="x" chart:name="primary-x" chart:style-name="ch5" chartooo:axis-type="auto">
            <chartooo:date-scale/>
            <chart:title svg:x="6.809cm" svg:y="8.018cm" chart:style-name="ch6">
              <text:p>time</text:p>
            </chart:title>
            <chart:categories table:cell-range-address="local-table.$A$2:.$A$23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23" chart:label-cell-address="local-table.$B$1" chart:class="chart:line">
            <chart:data-point chart:repeated="22"/>
          </chart:series>
          <chart:series chart:style-name="ch11" chart:values-cell-range-address="local-table.$C$2:.$C$23" chart:label-cell-address="local-table.$C$1" chart:class="chart:line">
            <chart:data-point chart:repeated="22"/>
          </chart:series>
          <chart:series chart:style-name="ch12" chart:values-cell-range-address="local-table.$D$2:.$D$23" chart:label-cell-address="local-table.$D$1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4">
                <text:p>14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">
                <text:p>142</text:p>
              </table:table-cell>
              <table:table-cell office:value-type="float" office:value="155">
                <text:p>1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">
                <text:p>132</text:p>
              </table:table-cell>
              <table:table-cell office:value-type="float" office:value="155">
                <text:p>1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">
                <text:p>154</text:p>
              </table:table-cell>
              <table:table-cell office:value-type="float" office:value="161">
                <text:p>1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">
                <text:p>154</text:p>
              </table:table-cell>
              <table:table-cell office:value-type="float" office:value="163">
                <text:p>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3">
                <text:p>163</text:p>
              </table:table-cell>
              <table:table-cell office:value-type="float" office:value="174">
                <text:p>1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">
                <text:p>166</text:p>
              </table:table-cell>
              <table:table-cell office:value-type="float" office:value="177">
                <text:p>17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">
                <text:p>168</text:p>
              </table:table-cell>
              <table:table-cell office:value-type="float" office:value="181">
                <text:p>1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